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page"/>
    </style:style>
    <style:style style:name="Table1.A" style:family="table-column">
      <style:table-column-properties style:column-width="5.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List_20_1" style:list-style-name="WWNum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VALIAÇÃO DE DESEMPENHO DOS ALUNOS - [Nome da Disciplina]</text:p>
      <text:p text:style-name="Standard">Professor: [Nome]</text:p>
      <text:p text:style-name="Standard">Período Letivo: [Ex: 2024/1]</text:p>
      <text:p text:style-name="Standard">Turma: [Ex: 6131/2 - Engenharia Eletrônica]</text:p>
      <text:p text:style-name="Standard">Número total de alunos: [X]</text:p>
      <text:p text:style-name="Standard"/>
      <text:h text:style-name="Heading_20_1" text:outline-level="1">1. Dados estatísticos por avaliação</text:h>
      <text:p text:style-name="Standard">Preencha a tabela abaixo com a média e o desvio padrão das notas de cada avaliação realizada: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Standard">Avaliação</text:p>
          </table:table-cell>
          <table:table-cell table:style-name="Table1.A1" office:value-type="string">
            <text:p text:style-name="Standard">Média da Turma</text:p>
          </table:table-cell>
          <table:table-cell table:style-name="Table1.A1" office:value-type="string">
            <text:p text:style-name="Standard">Desvio Padrão</text:p>
          </table:table-cell>
        </table:table-row>
        <table:table-row table:style-name="Table1.1">
          <table:table-cell table:style-name="Table1.A1" office:value-type="string">
            <text:p text:style-name="Standard">Avaliação 1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Avaliação 2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Avaliação 3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Avaliação 4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h text:style-name="Heading_20_1" text:outline-level="1">2. Conteúdo coberto em cada avaliação</text:h>
      <text:list text:style-name="WWNum1">
        <text:list-item>
          <text:p text:style-name="P1">Avaliação 1:</text:p>
        </text:list-item>
      </text:list>
      <text:p text:style-name="Intense_20_Quote">Conteúdo:</text:p>
      <text:list text:continue-numbering="true" text:style-name="WWNum1">
        <text:list-item>
          <text:p text:style-name="P1">Avaliação 2:</text:p>
        </text:list-item>
      </text:list>
      <text:p text:style-name="Intense_20_Quote"><text:soft-page-break/>Conteúdo:</text:p>
      <text:list text:continue-numbering="true" text:style-name="WWNum1">
        <text:list-item>
          <text:p text:style-name="P1">Avaliação 3:</text:p>
        </text:list-item>
      </text:list>
      <text:p text:style-name="Intense_20_Quote">Conteúdo:</text:p>
      <text:list text:continue-numbering="true" text:style-name="WWNum1">
        <text:list-item>
          <text:p text:style-name="P1">Avaliação 4:</text:p>
        </text:list-item>
      </text:list>
      <text:p text:style-name="Intense_20_Quote">Conteúdo:</text:p>
      <text:p text:style-name="Standard"/>
      <text:h text:style-name="Heading_20_1" text:outline-level="1">3. Habilidades e conhecimentos esperados dos alunos</text:h>
      <text:list text:continue-numbering="true" text:style-name="WWNum1">
        <text:list-item>
          <text:p text:style-name="P1">Avaliação 1:</text:p>
        </text:list-item>
      </text:list>
      <text:p text:style-name="Intense_20_Quote">Habilidades esperadas:</text:p>
      <text:list text:continue-numbering="true" text:style-name="WWNum1">
        <text:list-item>
          <text:p text:style-name="P1">Avaliação 2:</text:p>
        </text:list-item>
      </text:list>
      <text:p text:style-name="Intense_20_Quote">Habilidades esperadas:</text:p>
      <text:list text:continue-numbering="true" text:style-name="WWNum1">
        <text:list-item>
          <text:p text:style-name="P1">Avaliação 3:</text:p>
        </text:list-item>
      </text:list>
      <text:p text:style-name="Intense_20_Quote">Habilidades esperadas:</text:p>
      <text:list text:continue-numbering="true" text:style-name="WWNum1">
        <text:list-item>
          <text:p text:style-name="P1">Avaliação 4:</text:p>
        </text:list-item>
      </text:list>
      <text:p text:style-name="Intense_20_Quote">Habilidades esperadas:</text:p>
      <text:p text:style-name="Standard"/>
      <text:h text:style-name="Heading_20_1" text:outline-level="1">4. Análise de desempenho e identificação de deficiências</text:h>
      <text:p text:style-name="Standard">Com base nas notas, desvio padrão e nos conteúdos/habilidades avaliados, descreva sua percepção sobre o desempenho dos alunos:</text:p>
      <text:p text:style-name="Standard">- Quais tópicos parecem ter sido mais difíceis?</text:p>
      <text:p text:style-name="Standard">- Os alunos tiveram dificuldades conceituais, procedimentais ou ambos?</text:p>
      <text:p text:style-name="Standard"><text:soft-page-break/>- Houve melhora ou piora ao longo das avaliações?</text:p>
      <text:p text:style-name="Standard">- Algum padrão de dificuldade foi observado entre os alunos (ex: falta de base matemática, dificuldade de interpretação, etc)?</text:p>
      <text:p text:style-name="Standard">Análise geral: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3-23T01:07:13.451837140</dc:date>
    <meta:editing-duration>PT43S</meta:editing-duration>
    <meta:generator>LibreOffice/25.2.1.2$Linux_X86_64 LibreOffice_project/520$Build-2</meta:generator>
    <meta:document-statistic meta:table-count="1" meta:image-count="0" meta:object-count="0" meta:page-count="3" meta:paragraph-count="39" meta:word-count="184" meta:character-count="1184" meta:non-whitespace-character-count="1047"/>
    <meta:user-defined meta:name="AppVersion">14.0000</meta:user-defined>
    <meta:template xlink:type="simple" xlink:actuate="onRequest" xlink:title="Normal.dotm" xlink:href=""/>
  </office:meta>
</office:document-meta>
</file>